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lt;<text:span text:style-name="T21">Селестия лечит Макса в Кантерлоте от болячек и наркозависимости. И тогда он начинает её хотеть. И она это понимает</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9">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76920653489937432"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107348817021001974"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text:soft-page-break/>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57">Природа Проклятий</text:span>» - обмен</text:p>
        </text:list-item>
        <text:list-item>
          <text:p text:style-name="P154"><text:span text:style-name="T58">«Магия для Чайников»</text:span> - обмен</text:p>
        </text:list-item>
        <text:list-item>
          <text:p text:style-name="P154"><text:span text:style-name="T57">«Энциклопедия Арканум»</text:span> - обмен</text:p>
        </text:list-item>
        <text:list-item>
          <text:p text:style-name="P154">«О Гейсах» - обмен</text:p>
        </text:list-item>
        <text:list-item>
          <text:p text:style-name="P154">«<text:span text:style-name="T58">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558358418404086876"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text:soft-page-break/>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oft-page-break/><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text:soft-page-break/>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oft-page-break/><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text:soft-page-break/>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text:soft-page-break/></text:p>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text:soft-page-break/>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text:soft-page-break/>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oft-page-break/><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text:soft-page-break/>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text:soft-page-break/>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oft-page-break/><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262184180860501495"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oft-page-break/><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text:soft-page-break/>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text:soft-page-break/>–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text:soft-page-break/>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7"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text:soft-page-break/>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oft-page-break/><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text:soft-page-break/>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oft-page-break/><text:span text:style-name="T9">–</text:span> А водку у вас принято пить?</text:p>
      <text:p text:style-name="P42"><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text:soft-page-break/>–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soft-page-break/>***</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Н</text:span>е тупи!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9">– </text:span>Быстро за мной! <text:span text:style-name="T9">–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9">–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text:soft-page-break/>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text:soft-page-break/>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text:soft-page-break/>–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5"><text:soft-page-break/>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text:soft-page-break/>–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soft-page-break/>…</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text:soft-page-break/>–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oft-page-break/><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text:soft-page-break/>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text:soft-page-break/>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oft-page-break/><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oft-page-break/><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oft-page-break/><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text:soft-page-break/></text:p>
      <text:h text:style-name="Heading_20_2" text:outline-level="2">16. <text:span text:style-name="T1">Понивилль. Фейс-контроль </text:span></text:h>
      <text:p text:style-name="P48">&lt;<text:span text:style-name="T52">Mothley Crue – Cickstart my heart</text:span>&gt;</text:p>
      <text:p text:style-name="P57">«<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text:soft-page-break/>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text:soft-page-break/>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text:soft-page-break/>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oft-page-break/><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text:soft-page-break/></text:p>
      <text:h text:style-name="Heading_20_2" text:outline-level="2">17. <text:span text:style-name="T1">Откровение</text:span></text:h>
      <text:p text:style-name="P48">&lt;<text:span text:style-name="T5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 по мосту.</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oft-page-break/><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oft-page-break/><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oft-page-break/><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oft-page-break/><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text:soft-page-break/>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text:soft-page-break/>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oft-page-break/><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oft-page-break/><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oft-page-break/><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Кантерлот. Гранд Галопин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9">– </text:span>Макс, ты тут? <text:span text:style-name="T9">–</text:span>Дэш просунула нос в дверь, не дожидаясь отклика. <text:span text:style-name="T9">– </text:span>Ага, вот ты где! Я с тобой!</text:p>
      <text:p text:style-name="P57">Она швырнула перемётные сумки мне на постель и пошла к выходу.</text:p>
      <text:p text:style-name="P57"><text:span text:style-name="T9">– </text:span>Ну, чего застрял? Пошли скорее, а то на хавчик опоздаем! <text:span text:style-name="T9">–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8"><text:soft-page-break/>…</text:p>
      <text:p text:style-name="P48"/>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9">– </text:span>Располагайтесь. <text:span text:style-name="T9">–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7"><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7"><text:span text:style-name="T9">– </text:span>Я узнала у шеф-повара сестры о твоих кулинарных предпочтениях. <text:span text:style-name="T9">– у</text:span>лыбнулась мне аликорница.</text:p>
      <text:p text:style-name="P57"><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9">– </text:span>А ты первая на моей памяти лошадь, умеющая магичить.</text:p>
      <text:p text:style-name="P57">Луна нахмурилась, но потом луч озарения коснулся её мордочки.</text:p>
      <text:p text:style-name="P48">– П<text:span text:style-name="T1">ризнаю, я была несправедлива к тебе. Как мне тебя называть?</text:span></text:p>
      <text:p text:style-name="P57">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Я жду ещё одного гостя.</text:span></text:p>
      <text:p text:style-name="P48"><text:span text:style-name="T1">– А если он не придёт, тогда можно?</text:span></text:p>
      <text:p text:style-name="P48"><text:span text:style-name="T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шляпой Эпплджек,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span></text:p>
      <text:p text:style-name="P48"><text:span text:style-name="T1">– Эй! Это моя шляпа! – возмутилась фермерша.</text:span></text:p>
      <text:p text:style-name="P48"><text:span text:style-name="T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span></text:p>
      <text:p text:style-name="P48"><text:span text:style-name="T1">– Прекрати паясничать! – негромко сказала Луна.</text:span></text:p>
      <text:p text:style-name="P48"><text:span text:style-name="T1">– Извиняюсь… Не хотел… Тут мышь… – мои уши загорались медленно, но неотвратимо.</text:span></text:p>
      <text:p text:style-name="P48"><text:span text:style-name="T1">– Я не тебе. – так же тихо произнесла аликорница.</text:span></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48"><text:soft-page-break/><text:span text:style-name="T1">– Безобразие! Ты всегда так встречаешь гостей? – облачко рассеялось и перед нами на подушке разлёгся Дискорд.</text:span></text:p>
      <text:p text:style-name="P48"><text:span text:style-name="T1">–</text:span></text:p>
      <text:p text:style-name="P48"><text:span text:style-name="T1"/></text:p>
      <text:p text:style-name="P48"><text:span text:style-name="T1"/></text:p>
      <text:p text:style-name="P48">&lt;<text:span text:style-name="T21">И превращается в Дискорда. Луна разговаривает со всеми и рассказывает о плане и о том, что их приблизительно ждёт во Дворце сестёр (мегапландерсиды). Она заручается их поддержкой (Макс ночью гуляет с Дэш по саду и слышит удар копытом и Дискорд вылетает из башни Луны с проклятиями — подкатиться не удалось). Дискорд уходит. Луна заручается поддержкой Элементов Гармонии в проведении Гранд Галопин Гала (она хочет, чтобы это было лучшее Гала во все времена — наперекор всему). 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6">«Итак, мы надеемся, это был лучший Гала в истории!» - Ба-бах! - экзоскелет проломил головным щитком двери и я на Королеве Лорен вгруз в зал.</text:p>
      <text:p text:style-name="P36">- Мир вам! - обессиленно помахал я всем рукой в наступившей тишине.</text:p>
      <text:p text:style-name="P36">(самбу поможет организовать Индиго и другие дети вельмож и королевской прислуги)</text:p>
      <text:p text:style-name="P36"/>
      <text:p text:style-name="P32"><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6"/>
      <text:p text:style-name="P48"><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7"/>
      <text:p text:style-name="P48"/>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
      <text:p text:style-name="P57">&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7"><text:soft-page-break/></text:p>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57">&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7"/>
      <text:p text:style-name="P48">&lt;<text:span text:style-name="T21">-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8"><text:span text:style-name="T21">- Посмотрим... Хи-хи...</text:span>&gt;</text:p>
      <text:p text:style-name="P48"/>
      <text:p text:style-name="P57"/>
      <text:p text:style-name="P57">&lt;<text:span text:style-name="T20">Пландерсид покрыл грудь Макса шрамами в замке сестёр</text:span>&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text:soft-page-break/>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35">(про Макса в сне-прощании)</text:p>
      <text:p text:style-name="P3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1"><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2"/>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text:soft-page-break/></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31">- <text:span text:style-name="T1">Ты же говорил, у нас нет магии?</text:span></text:p>
      <text:p text:style-name="P34">-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4">- Но тогда ты мог бы захватить власть в Эквестрии?</text:p>
      <text:p text:style-name="P34">-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9"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9"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9" text:outline-level="2"><text:soft-page-break/></text:h>
      <text:h text:style-name="P149"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9"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9" text:outline-level="2">Поиск решения</text:h>
      <text:p text:style-name="P110"/>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text:soft-page-break/>&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9"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oft-page-break/><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oft-page-break/><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9"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text:soft-page-break/>–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9"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oft-page-break/><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soft-page-break/>***</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9"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9" text:outline-level="2">След?</text:h>
      <text:p text:style-name="P110"/>
      <text:p text:style-name="P77"><text:span text:style-name="T9">&lt;</text:span><text:span text:style-name="T20">сначала эпизод - проверка сумки в серверной</text:span><text:span text:style-name="T9">&gt;</text:span></text:p>
      <text:p text:style-name="P77"><text:soft-page-break/><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soft-page-break/>***</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text:soft-page-break/>–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9"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5317041173995607148"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455138" text:continue-numbering="true" text:style-name="L5">
        <text:list-header>
          <text:p text:style-name="P161">Я молча пожал плечами. Эпплджек уверенно продолжила.</text:p>
        </text:list-header>
      </text:list>
      <text:p text:style-name="P96"><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63187" text:continue-numbering="true" text:style-name="L5">
        <text:list-header>
          <text:p text:style-name="P16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7190"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0" text:outline-level="2">Почти.</text:h>
      <text:p text:style-name="P11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text:soft-page-break/>Ниточка, чуть было не прервавшаяся в офисе, повела в квартиру Влада.</text:p>
      <text:p text:style-name="P96"/>
      <text:h text:style-name="P150"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7143048921877572215"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9">– </text:span>С кем это вы тут разговариваете?</text:p>
      <text:list xml:id="list1816815673809043778"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9" text:outline-level="2">Селестия</text:h>
      <text:p text:style-name="P135"/>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1">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text:soft-page-break/>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text:soft-page-break/>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49"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3">&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2577374033701816724" text:style-name="L8">
        <text:list-header>
          <text:p text:style-name="P163">(<text:span text:style-name="T25">Луна — как повелительница снов, слышала разговор Макса с Анакорном</text:span>)</text:p>
          <text:p text:style-name="P164"/>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9"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3T00:26:28.40</dc:date>
    <meta:editing-duration>P97DT20H50M34S</meta:editing-duration>
    <meta:editing-cycles>6032</meta:editing-cycles>
    <meta:generator>OpenOffice/4.1.1$Win32 OpenOffice.org_project/411m6$Build-9775</meta:generator>
    <dc:creator>макс </dc:creator>
    <meta:document-statistic meta:table-count="0" meta:image-count="0" meta:object-count="0" meta:page-count="179" meta:paragraph-count="3718" meta:word-count="85007" meta:character-count="541764"/>
  </office:meta>
</office:document-meta>
</file>